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Arial1"/>
    </style:style>
    <style:style style:name="T2" style:family="text">
      <style:text-properties fo:color="#000000" style:font-name="Arial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enaires : </text:p>
      <text:p text:style-name="Standard"><text:s/>nous ne conservons que Mosaïque et vent debout avec le texte et la photo actuelle. <text:line-break/><text:line-break/>A ajouter : </text:p>
      <text:p text:style-name="Standard"/>
      <text:p text:style-name="Standard">- Risquer moins : </text:p>
      <text:p text:style-name="Standard"/>
      <text:p text:style-name="Standard"><text:span text:style-name="T1">Le réseau risquer moins sensibilise les consommateurs aux risques liés à l’usage de produits psychotropes et les informer sur les moyens de réduire ces risques. Ainsi que sur les maladies et infection sexuellement transmissible. </text:span></text:p>
      <text:p text:style-name="Standard"><text:span text:style-name="T1">Information, stand de réduction de risques en milieux festif, redirection : Le but n'est pas d'encourager ou décourager la consomation mais bien de donner une information correct et détaillée pour un usage a moindre risques. </text:span></text:p>
      <text:p text:style-name="Standard"><text:span text:style-name="T1"/></text:p>
      <text:p text:style-name="Standard"><text:span text:style-name="T1">Site : </text:span></text:p>
      <text:p text:style-name="Standard"><text:span text:style-name="T1"/></text:p>
      <text:p text:style-name="Standard"><text:a xlink:type="simple" xlink:href="https://www.facebook.com/risquermoinsliege/" text:style-name="Internet_20_link" text:visited-style-name="Visited_20_Internet_20_Link"><text:span text:style-name="T1">www.facebook.com/risquermoinsliege/</text:span></text:a></text:p>
      <text:p text:style-name="Standard"><text:span text:style-name="T1">www.rélia.net/SITERELIA/OUVERT/RELIA%20RM.html</text:span></text:p>
      <text:p text:style-name="Standard"><text:span text:style-name="T1"/></text:p>
      <text:list xml:id="list5404130172948336317" text:style-name="L1">
        <text:list-item>
          <text:p text:style-name="P1"><text:span text:style-name="T1">Espace parent dans la séparation</text:span></text:p>
        </text:list-item>
      </text:list>
      <text:p text:style-name="Standard"><text:span text:style-name="T1"/></text:p>
      <text:p text:style-name="Standard"><text:span text:style-name="T1">Espace parent dans la séparation </text:span><text:span text:style-name="T2">est une structure spécifiquement</text:span><text:span text:style-name="T1"> </text:span><text:span text:style-name="Strong_20_Emphasis"><text:span text:style-name="T1">dédiée aux situations de conflit parental</text:span></text:span><text:span text:style-name="T1"> </text:span><text:span text:style-name="T2">où un travail d’information, de sensibilisation, d’évaluation et d’orientation est effectué avec les parents par un professionnel. (situations judiciarisées ou non)</text:span><text:span text:style-name="T1">  </text:span></text:p>
      <text:p text:style-name="Standard"><text:span text:style-name="T1"/></text:p>
      <text:p text:style-name="Standard"><text:span text:style-name="T1">site :</text:span></text:p>
      <text:p text:style-name="Standard"><text:span text:style-name="T1"><text:s/></text:span><text:a xlink:type="simple" xlink:href="http://www.espaceparents.be/" text:style-name="Internet_20_link" text:visited-style-name="Visited_20_Internet_20_Link"><text:span text:style-name="T1">www.espaceparents.be/</text:span></text:a></text:p>
      <text:p text:style-name="Standard"><text:span text:style-name="T1"/></text:p>
      <text:p text:style-name="Standard"><text:span text:style-name="T1">Concernant les 12 amos, nus préférons ne pas toutes les mettre directement au final. Un site de coordination des différentes amos va bientôt ouvrir un site web que nous référencerons a ce moment l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gitte Ponet</meta:initial-creator>
    <meta:creation-date>2020-11-03T14:13:04.85</meta:creation-date>
    <dc:date>2020-11-03T14:47:55.51</dc:date>
    <dc:creator>Brigitte Ponet</dc:creator>
    <meta:editing-duration>PT4M24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3" meta:word-count="176" meta:character-count="1206"/>
  </office:meta>
</office:document-meta>
</file>